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 style:font-size-complex="9pt"/>
    </style:style>
    <style:style style:name="P2" style:family="paragraph" style:parent-style-name="Standard">
      <style:text-properties style:font-name="Courier New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urier New" fo:font-size="9pt" style:font-size-asian="9pt" style:font-size-complex="9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truct MODEL_DYNAMICS_NEURON</text:span></text:p>
      <text:p text:style-name="P1">{</text:p>
      <text:p text:style-name="P1"><text:tab/>char *model_label; <text:s text:c="44"/>///&lt; array holding all parameters labels</text:p>
      <text:p text:style-name="P1"><text:tab/>int n_params; <text:s text:c="49"/>///&lt; number of parameters defining the model dynamics</text:p>
      <text:p text:style-name="P1"><text:tab/>char **param_label; <text:s text:c="43"/>///&lt; array holding all parameters labels</text:p>
      <text:p text:style-name="P1"><text:tab/>int n_statevars; <text:s text:c="46"/>///&lt; number of state variables used in the model dynamics</text:p>
      <text:p text:style-name="P1"><text:tab/>char **statevar_label; <text:s text:c="40"/>///&lt; array holding all state variables labels</text:p>
      <text:p text:style-name="P1">};</text:p>
      <text:p text:style-name="P1"><text:span text:style-name="T2"/></text:p>
      <text:p text:style-name="P1"><text:span text:style-name="T2">struct MODEL_DYNAMICS_SYNAPSE</text:span></text:p>
      <text:p text:style-name="P1">{</text:p>
      <text:p text:style-name="P1"><text:tab/>char *model_label; <text:s text:c="44"/>///&lt; array holding all parameters labels</text:p>
      <text:p text:style-name="P1"><text:tab/>int n_params; <text:s text:c="49"/>///&lt; number of parameters defining the model dynamics</text:p>
      <text:p text:style-name="P1"><text:tab/>char **param_label; <text:s text:c="43"/>///&lt; array holding all parameters labels</text:p>
      <text:p text:style-name="P1"><text:tab/>int n_statevars; <text:s text:c="46"/>///&lt; number of state variables used in the model dynamics</text:p>
      <text:p text:style-name="P1"><text:tab/>char **statevar_label; <text:s text:c="40"/>///&lt; array holding all state variables labels</text:p>
      <text:p text:style-name="P1">};</text:p>
      <text:p text:style-name="P1"/>
      <text:p text:style-name="P1"><text:span text:style-name="T2">struct MODEL_DYNAMICS_PLASTICITY</text:span></text:p>
      <text:p text:style-name="P1">{</text:p>
      <text:p text:style-name="P1"><text:tab/>char *model_label; <text:s text:c="44"/>///&lt; array holding all parameters labels</text:p>
      <text:p text:style-name="P1"><text:tab/>int n_params; <text:s text:c="49"/>///&lt; number of parameters defining the model dynamics</text:p>
      <text:p text:style-name="P1"><text:tab/>char **param_label; <text:s text:c="43"/>///&lt; array holding all parameters labels</text:p>
      <text:p text:style-name="P1"><text:tab/>int n_statevars; <text:s text:c="46"/>///&lt; number of state variables used in the model dynamics</text:p>
      <text:p text:style-name="P1"><text:tab/>char **statevar_label; <text:s text:c="40"/>///&lt; array holding all state variables labels</text:p>
      <text:p text:style-name="P1">};</text:p>
      <text:p text:style-name="P1"/>
      <text:p text:style-name="P2">struct FDOMAIN</text:p>
      <text:p text:style-name="P1">{</text:p>
      <text:p text:style-name="P1"><text:s text:c="2"/>double V;<text:tab/> <text:s text:c="22"/>///&lt; functional domain's voltage [mV] <text:s/>estimations)</text:p>
      <text:p text:style-name="P1"><text:s text:c="2"/>double *model_param; <text:s text:c="13"/>///&lt; pointer to array holding parameters for the fdomain dynamics</text:p>
      <text:p text:style-name="P1"><text:s text:c="2"/>double *model_statevar; <text:s text:c="10"/>///&lt; pointer to array holding state variables for the fdomain dynamics (Vm NOT included)</text:p>
      <text:p text:style-name="P1">};</text:p>
      <text:p text:style-name="P1"/>
      <text:p text:style-name="P2">struct NEURON</text:p>
      <text:p text:style-name="P1">{</text:p>
      <text:p text:style-name="P1"><text:s text:c="2"/>struct POSITION position; <text:s text:c="10"/>///&lt; 3D geometrical location of neuron</text:p>
      <text:p text:style-name="P1"><text:s text:c="2"/>unsigned long *synapse; <text:s text:c="12"/>///&lt; array of synapses indexes established by this neuron</text:p>
      <text:p text:style-name="P1"><text:s text:c="2"/>unsigned long n_synapses; <text:s text:c="10"/>///&lt; number of synapses established by this neuron</text:p>
      <text:p text:style-name="P1"><text:s text:c="2"/>unsigned int population;<text:tab/> <text:s text:c="11"/>///&lt; id of neuron's host population (POPULATION structure) </text:p>
      <text:p text:style-name="P1"><text:s text:c="2"/>struct FDOMAIN *fdomain; <text:s text:c="11"/>///&lt; array of the functional domains associated with this neuron</text:p>
      <text:p text:style-name="P1"><text:s text:c="2"/>unsigned int n_fdomains; <text:s text:c="11"/>///&lt; number of functional domains [R]</text:p>
      <text:p text:style-name="P1"><text:s text:c="2"/>double spike_time[N_SPIKE_TIMES]; <text:s text:c="2"/>///&lt; array (ring) with recently fired spike times [ms];</text:p>
      <text:p text:style-name="P1"><text:s text:c="2"/>unsigned int last_spike_time_index; ///&lt; index in the spike_time array of the most recent spike time </text:p>
      <text:p text:style-name="P1">};</text:p>
      <text:p text:style-name="P1"/>
      <text:p text:style-name="P1"/>
      <text:p text:style-name="P1"/>
      <text:p text:style-name="P1"/>
      <text:p text:style-name="P1"/>
      <text:p text:style-name="P1"><text:soft-page-break/><text:span text:style-name="T2">struct POSITION</text:span></text:p>
      <text:p text:style-name="P1">{</text:p>
      <text:p text:style-name="P1"><text:s text:c="2"/>double x; <text:s/>///&lt; x position [um]</text:p>
      <text:p text:style-name="P1"><text:s text:c="2"/>double y; <text:s/>///&lt; y position [um]</text:p>
      <text:p text:style-name="P1"><text:s text:c="2"/>double z; <text:s/>///&lt; z position [um]</text:p>
      <text:p text:style-name="P1"><text:s text:c="2"/>double r; <text:s/>///&lt; r radius <text:s text:c="2"/>[um]</text:p>
      <text:p text:style-name="P1">};</text:p>
      <text:p text:style-name="P1"/>
      <text:p text:style-name="P2">struct FDOMAIN_GLOBAL</text:p>
      <text:p text:style-name="P1">{</text:p>
      <text:p text:style-name="P1"><text:s text:c="2"/>char label[MAX_STRING_SIZE]; <text:s text:c="8"/>///&lt; fdomain label</text:p>
      <text:p text:style-name="P1"><text:s text:c="2"/>int parent_fdomain; <text:s text:c="17"/>///&lt; id of the parent fdomain (first fdomains has parent -1)</text:p>
      <text:p text:style-name="P1"><text:s text:c="2"/>struct POSITION pos; <text:s text:c="16"/>///&lt; compartment position, relative to first fdm, and radius - used for visualization purposes</text:p>
      <text:p text:style-name="P1"><text:s text:c="2"/>double Ra;<text:tab/><text:tab/> <text:s text:c="18"/>///&lt; axial resistance between this functional domain and its parent [Mohm]</text:p>
      <text:p text:style-name="P1"><text:s text:c="2"/>struct MODEL_DYNAMICS_NEURON *model; ///&lt; pointer to structure holding model and labels for the fdomain dynamics</text:p>
      <text:p text:style-name="P1">};</text:p>
      <text:p text:style-name="P1"/>
      <text:p text:style-name="P1"><text:span text:style-name="T2">struct POPULATION</text:span></text:p>
      <text:p text:style-name="P1">{</text:p>
      <text:p text:style-name="P1"><text:s text:c="2"/>char label[MAX_STRING_SIZE];<text:tab/> <text:s text:c="4"/>///&lt; population name</text:p>
      <text:p text:style-name="P1"><text:s text:c="2"/>unsigned long n_neurons;<text:tab/> <text:s text:c="11"/>///&lt; number of NEURONs in this population</text:p>
      <text:p text:style-name="P1"><text:s text:c="2"/>unsigned long first_neuron;<text:tab/> <text:s text:c="4"/>///&lt; NEURON id of first unit in this population</text:p>
      <text:p text:style-name="P1"><text:s text:c="2"/>unsigned int n_fdomains;<text:tab/> <text:s text:c="11"/>///&lt; number of functional domains</text:p>
      <text:p text:style-name="P1"><text:s text:c="2"/>struct FDOMAIN_GLOBAL *fdomain; <text:s text:c="4"/>///&lt; list of the functional domains defining the type of neuron in this population</text:p>
      <text:p text:style-name="P1">};</text:p>
      <text:p text:style-name="P1"/>
      <text:p text:style-name="P1"><text:span text:style-name="T2">struct SYNAPSE</text:span></text:p>
      <text:p text:style-name="P1">{</text:p>
      <text:p text:style-name="P1"><text:s text:c="2"/>double weight; <text:s text:c="14"/>///&lt; synaptic efficacy (adimensional); plasticity acts on this state variable</text:p>
      <text:p text:style-name="P1"><text:s text:c="2"/>double delay; <text:s text:c="15"/>///&lt; time measuring axonal + synaptic delay (ms) <text:s/>["R" if homogeneous]</text:p>
      <text:p text:style-name="P1"><text:s text:c="2"/>unsigned long neuron_i; <text:s text:c="5"/>///&lt; id of the pre-synaptic neuron (input) [R]</text:p>
      <text:p text:style-name="P1"><text:s text:c="2"/>unsigned long neuron_o; <text:s text:c="5"/>///&lt; id of the post-synaptic neuron (output)</text:p>
      <text:p text:style-name="P1"><text:s text:c="2"/>unsigned int spikes_cue; <text:s text:c="4"/>///&lt; number of spikes in cue (travelling in the axon)</text:p>
      <text:p text:style-name="P1"><text:s text:c="2"/>unsigned short activated; <text:s text:c="3"/>///&lt; boolean informing if synapse currents are active or not</text:p>
      <text:p text:style-name="P1"><text:s text:c="2"/>double psr_time;<text:tab/> <text:s text:c="10"/>///&lt; time since initiation of the post-synaptic potential (ms) [R]</text:p>
      <text:p text:style-name="P1"><text:s text:c="2"/>double *current_param; <text:s text:c="6"/>///&lt; pointer to parameters for the synaptic conductance dynamics (if HOMOGENEOUS, points to CONNECTION)</text:p>
      <text:p text:style-name="P1"><text:s text:c="2"/>double *current_statevar; <text:s text:c="3"/>///&lt; array of state variables for the synaptic current dynamics</text:p>
      <text:p text:style-name="P1"><text:s text:c="2"/>double *plasticity_param; <text:s text:c="3"/>///&lt; pointer to parameters for the synaptic plasticity dynamics (if HOMOGENEOUS, points to CONNECTION)</text:p>
      <text:p text:style-name="P1"><text:s text:c="2"/>double *plasticity_statevar; ///&lt; array of state variables for the synaptic plasticity dynamics</text:p>
      <text:p text:style-name="P1">};</text:p>
      <text:p text:style-name="P1"/>
      <text:p text:style-name="P2">struct CONNECTION</text:p>
      <text:p text:style-name="P1">{</text:p>
      <text:p text:style-name="P1"><text:s text:c="2"/>char *label; <text:s text:c="15"/><text:tab/> <text:s text:c="20"/>///&lt; connection name</text:p>
      <text:p text:style-name="P1"><text:s text:c="2"/>unsigned int fdomain;<text:tab/> <text:s text:c="27"/>///&lt; id of the target functional domain in the post-synaptic neuron</text:p>
      <text:p text:style-name="P1"><text:s text:c="2"/>struct MODEL_DYNAMICS_SYNAPSE *current_model; <text:s text:c="6"/>///&lt; pointer to structure holding model dynamics and labels</text:p>
      <text:p text:style-name="P1"><text:s text:c="2"/>double *current_param; <text:s text:c="29"/>///&lt; SYNAPSES *model_param point here if the HOMOGENEOUS flag is set</text:p>
      <text:p text:style-name="P1"><text:s text:c="2"/>struct MODEL_DYNAMICS_PLASTICITY *plasticity_model; ///&lt; pointer to structure holding model dynamics and labels</text:p>
      <text:p text:style-name="P1"><text:s text:c="2"/>double *plasticity_param; <text:s text:c="26"/>///&lt; SYNAPSES *plasticity_param point here if the HOMOGENEOUS flag is set</text:p>
      <text:p text:style-name="P1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o Aguiar</meta:initial-creator>
    <meta:creation-date>2010-09-25T06:51:28</meta:creation-date>
    <dc:date>2010-10-08T10:57:21</dc:date>
    <dc:creator>Paulo Aguiar</dc:creator>
    <meta:editing-duration>PT27H26M11S</meta:editing-duration>
    <meta:editing-cycles>10</meta:editing-cycles>
    <meta:generator>OpenOffice.org/3.2$Linux OpenOffice.org_project/320m12$Build-9483</meta:generator>
    <meta:printed-by>Paulo Aguiar</meta:printed-by>
    <meta:print-date>2010-10-08T10:17:37</meta:print-date>
    <meta:document-statistic meta:table-count="0" meta:image-count="0" meta:object-count="0" meta:page-count="2" meta:paragraph-count="87" meta:word-count="656" meta:character-count="5744"/>
  </office:meta>
</office:document-meta>
</file>